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dat://b498f694983e482ee9aaf7f03710f582fd8e366b2152517f44879c9dffa37551</text:p>
          </table:table-cell>
          <table:table-cell office:value-type="string" calcext:value-type="string">
            <text:p>dat://b49...551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dat://c3ae62213a987284c198fa015156649ddb49f573535af20f26a55579e3caaa1b</text:p>
          </table:table-cell>
          <table:table-cell office:value-type="string" calcext:value-type="string">
            <text:p>dat://c3a...a1b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dat://1670e49ef459240651b12acd485d19aee6f3b4c3e81af17fda77f94f7e783a26</text:p>
          </table:table-cell>
          <table:table-cell office:value-type="string" calcext:value-type="string">
            <text:p>dat://167...a26</text:p>
          </table:table-cell>
        </table:table-row>
        <table:table-row table:style-name="ro1">
          <table:table-cell office:value-type="string" calcext:value-type="string">
            <text:p>Theory</text:p>
          </table:table-cell>
          <table:table-cell office:value-type="string" calcext:value-type="string">
            <text:p>dat://dbfdf5ac88655cd53dce451b18b88730a34aaf0b55bad46510af3c2f6b252d82</text:p>
          </table:table-cell>
          <table:table-cell office:value-type="string" calcext:value-type="string">
            <text:p>dat://dbf...d82</text:p>
          </table:table-cell>
        </table:table-row>
        <table:table-row table:style-name="ro1">
          <table:table-cell office:value-type="string" calcext:value-type="string">
            <text:p>Predictions</text:p>
          </table:table-cell>
          <table:table-cell office:value-type="string" calcext:value-type="string">
            <text:p>dat://aff0d4ae6ad7fd9d9007234bd7ffccc8c770be92247b3261d931e7e8f1ac8b09</text:p>
          </table:table-cell>
          <table:table-cell office:value-type="string" calcext:value-type="string">
            <text:p>dat://aff...b09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dat://11f9922242f104599238522b6872d8e1265d2d361d66a1ef2baad4011b4c9cf6</text:p>
          </table:table-cell>
          <table:table-cell office:value-type="string" calcext:value-type="string">
            <text:p>dat://11f...cf6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 office:value-type="string" calcext:value-type="string">
            <text:p>dat://de2ba12756a5881e25f9343714a64c7e4ceb647effca8830718b9f579d10bc7e</text:p>
          </table:table-cell>
          <table:table-cell office:value-type="string" calcext:value-type="string">
            <text:p>dat://de2...c7e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at://75064b209d29e4475d9bf1f1ab3de16376bcb29016dd488d059f1568577e43c9</text:p>
          </table:table-cell>
          <table:table-cell office:value-type="string" calcext:value-type="string">
            <text:p>dat://750...3c9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at://c72ba03080f19cec1fe4b674ab20b6f5b3f7965004651631c265d5ed31d0052c</text:p>
          </table:table-cell>
          <table:table-cell office:value-type="string" calcext:value-type="string">
            <text:p>dat://c72...52c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dat://5415123f756be235c9fa56b53040be7ff8f955bfc451463c95f0ca2eca06c9e1</text:p>
          </table:table-cell>
          <table:table-cell office:value-type="string" calcext:value-type="string">
            <text:p>dat://541...9e1</text:p>
          </table:table-cell>
        </table:table-row>
        <table:table-row table:style-name="ro1">
          <table:table-cell office:value-type="string" calcext:value-type="string">
            <text:p>Discussion</text:p>
          </table:table-cell>
          <table:table-cell office:value-type="string" calcext:value-type="string">
            <text:p>dat://08e19c7a1245b152769fe5e1541ce09d24fdc9730d2621d48589dcd088a8075c</text:p>
          </table:table-cell>
          <table:table-cell office:value-type="string" calcext:value-type="string">
            <text:p>dat://08e...75c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dat://09d8c8de6bffb21ec985db6cf98332e1ca0a8ab29f677954a1b46cfe0cfc699a</text:p>
          </table:table-cell>
          <table:table-cell office:value-type="string" calcext:value-type="string">
            <text:p>dat://09d...99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7:04:07.135392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0:49:33.509599357</meta:creation-date>
    <dc:date>2019-05-28T17:04:12.473907475</dc:date>
    <meta:editing-duration>PT3H32M6S</meta:editing-duration>
    <meta:editing-cycles>10</meta:editing-cycles>
    <meta:generator>LibreOffice/6.0.7.3$Linux_X86_64 LibreOffice_project/00m0$Build-3</meta:generator>
    <meta:document-statistic meta:table-count="1" meta:cell-count="39" meta:object-count="0"/>
  </office:meta>
</office:document-meta>
</file>